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style:page-number="auto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831b" officeooo:paragraph-rsid="0015831b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79029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79029" officeooo:paragraph-rsid="00187737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end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94b56" officeooo:paragraph-rsid="00194b56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mm" fo:margin-right="0.25mm" fo:margin-top="0mm" fo:margin-bottom="0mm" loext:contextual-spacing="false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ad161" officeooo:paragraph-rsid="001ad161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b67f0" officeooo:paragraph-rsid="0015e32a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2pt" style:text-underline-style="none" officeooo:rsid="0015e32a" officeooo:paragraph-rsid="0015e32a" style:font-size-asian="10.5pt" style:font-size-complex="12pt"/>
    </style:style>
    <style:style style:name="P12" style:family="paragraph" style:parent-style-name="Standard">
      <loext:graphic-properties draw:fill="none"/>
      <style:paragraph-properties fo:margin-left="0mm" fo:margin-right="0.25mm" fo:line-height="150%" fo:text-align="center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15e32a" officeooo:paragraph-rsid="0015e32a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702b2" officeooo:paragraph-rsid="002702b2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82a22" officeooo:paragraph-rsid="00282a22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93b45" officeooo:paragraph-rsid="00293b45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10b0" officeooo:paragraph-rsid="002a10b0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a8bf9" officeooo:paragraph-rsid="002a8bf9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2fee92" officeooo:paragraph-rsid="002fee92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0mm" style:auto-text-indent="false" fo:background-color="transparent">
        <style:tab-stops>
          <style:tab-stop style:position="0mm"/>
        </style:tab-stops>
      </style:paragraph-properties>
      <style:text-properties style:font-name="Times New Roman" fo:font-size="14pt" style:text-underline-style="none" officeooo:rsid="00382fdb" officeooo:paragraph-rsid="00382fdb" style:font-size-asian="12.25pt" style:font-size-complex="14pt"/>
    </style:style>
    <style:style style:name="P20" style:family="paragraph" style:parent-style-name="Standard" style:list-style-name="L3">
      <style:paragraph-properties fo:line-height="150%"/>
      <style:text-properties officeooo:rsid="002ed7b5" officeooo:paragraph-rsid="002ed7b5"/>
    </style:style>
    <style:style style:name="P21" style:family="paragraph" style:parent-style-name="Standard" style:list-style-name="L3">
      <style:paragraph-properties fo:line-height="150%"/>
      <style:text-properties officeooo:rsid="002fee92" officeooo:paragraph-rsid="002fee92"/>
    </style:style>
    <style:style style:name="P22" style:family="paragraph" style:parent-style-name="Standard">
      <style:paragraph-properties fo:margin-left="0mm" fo:margin-right="0mm" fo:line-height="150%" fo:text-indent="7mm" style:auto-text-indent="false"/>
      <style:text-properties officeooo:rsid="00293b45" officeooo:paragraph-rsid="00293b45"/>
    </style:style>
    <style:style style:name="P23" style:family="paragraph" style:parent-style-name="Standard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24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a8bf9" officeooo:paragraph-rsid="002a8bf9"/>
    </style:style>
    <style:style style:name="P25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26" style:family="paragraph" style:parent-style-name="Standard">
      <style:paragraph-properties fo:margin-left="0mm" fo:margin-right="0mm" fo:line-height="150%" fo:text-indent="7mm" style:auto-text-indent="false"/>
      <style:text-properties officeooo:rsid="002b6e7e" officeooo:paragraph-rsid="002b6e7e"/>
    </style:style>
    <style:style style:name="P27" style:family="paragraph" style:parent-style-name="Standard" style:list-style-name="L1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28" style:family="paragraph" style:parent-style-name="Standard">
      <style:paragraph-properties fo:margin-left="0mm" fo:margin-right="0mm" fo:line-height="150%" fo:text-indent="7mm" style:auto-text-indent="false"/>
      <style:text-properties officeooo:rsid="002b6446" officeooo:paragraph-rsid="002b6446"/>
    </style:style>
    <style:style style:name="P29" style:family="paragraph" style:parent-style-name="Standard">
      <style:paragraph-properties fo:margin-left="0mm" fo:margin-right="0mm" fo:line-height="150%" fo:text-indent="7mm" style:auto-text-indent="false"/>
      <style:text-properties officeooo:rsid="002cbc23" officeooo:paragraph-rsid="0033f4f1"/>
    </style:style>
    <style:style style:name="P30" style:family="paragraph" style:parent-style-name="Standard" style:list-style-name="L2">
      <style:paragraph-properties fo:margin-left="0mm" fo:margin-right="0mm" fo:line-height="150%" fo:text-indent="7mm" style:auto-text-indent="false"/>
      <style:text-properties officeooo:rsid="002cbc23" officeooo:paragraph-rsid="002cbc23"/>
    </style:style>
    <style:style style:name="P31" style:family="paragraph" style:parent-style-name="Standard">
      <style:paragraph-properties fo:margin-left="0mm" fo:margin-right="0mm" fo:line-height="150%" fo:text-indent="7mm" style:auto-text-indent="false"/>
      <style:text-properties officeooo:rsid="002ed7b5" officeooo:paragraph-rsid="002ed7b5"/>
    </style:style>
    <style:style style:name="P32" style:family="paragraph" style:parent-style-name="Standard">
      <loext:graphic-properties draw:fill="none"/>
      <style:paragraph-properties fo:margin-left="0mm" fo:margin-right="0mm" fo:text-indent="7mm" style:auto-text-indent="false" fo:background-color="transparent"/>
      <style:text-properties officeooo:rsid="0033f4f1" officeooo:paragraph-rsid="0033f4f1"/>
    </style:style>
    <style:style style:name="P33" style:family="paragraph" style:parent-style-name="Standard">
      <style:paragraph-properties fo:margin-left="0mm" fo:margin-right="0mm" fo:line-height="150%" fo:text-indent="7mm" style:auto-text-indent="false"/>
      <style:text-properties officeooo:paragraph-rsid="00293b45"/>
    </style:style>
    <style:style style:name="P34" style:family="paragraph" style:parent-style-name="Standard" style:master-page-name="">
      <loext:graphic-properties draw:fill="none"/>
      <style:paragraph-properties fo:margin-left="0mm" fo:margin-right="0mm" fo:line-height="150%" fo:text-indent="7mm" style:auto-text-indent="false" style:page-number="auto" fo:background-color="transparent"/>
      <style:text-properties officeooo:rsid="0033f4f1" officeooo:paragraph-rsid="0033f4f1"/>
    </style:style>
    <style:style style:name="P35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6788e" officeooo:paragraph-rsid="0036788e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7821d" officeooo:paragraph-rsid="0037821d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1a5409" officeooo:paragraph-rsid="001a540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2fdb" officeooo:paragraph-rsid="00382fdb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mm" fo:margin-right="0.25mm" fo:line-height="150%" fo:text-align="start" style:justify-single-word="false" fo:text-indent="7mm" style:auto-text-indent="false" fo:background-color="transparent">
        <style:tab-stops>
          <style:tab-stop style:position="5.87mm"/>
        </style:tab-stops>
      </style:paragraph-properties>
      <style:text-properties style:font-name="Times New Roman" fo:font-size="12pt" style:text-underline-style="none" officeooo:rsid="0038741f" officeooo:paragraph-rsid="0038741f" style:font-size-asian="12pt" style:font-size-complex="12pt"/>
    </style:style>
    <style:style style:name="P40" style:family="paragraph" style:parent-style-name="Text_20_body">
      <style:text-properties officeooo:paragraph-rsid="001c134a"/>
    </style:style>
    <style:style style:name="P41" style:family="paragraph" style:parent-style-name="Text_20_body">
      <style:text-properties officeooo:paragraph-rsid="003f6276"/>
    </style:style>
    <style:style style:name="P42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style:page-number="auto" fo:background-color="transparent"/>
      <style:text-properties fo:font-size="14pt" officeooo:rsid="001d3336" officeooo:paragraph-rsid="001d3336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d3336" officeooo:paragraph-rsid="001d3336" style:font-size-asian="14pt" style:font-size-complex="14pt"/>
    </style:style>
    <style:style style:name="P44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fo:font-size="14pt" officeooo:rsid="001e1b68" officeooo:paragraph-rsid="001e1b68" style:font-size-asian="14pt" style:font-size-complex="14pt"/>
    </style:style>
    <style:style style:name="P4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officeooo:rsid="001e1b68" officeooo:paragraph-rsid="001e1b68"/>
    </style:style>
    <style:style style:name="P4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officeooo:rsid="001ec60b" officeooo:paragraph-rsid="001ec60b"/>
    </style:style>
    <style:style style:name="P47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7.74mm" style:auto-text-indent="false" fo:background-color="transparent"/>
      <style:text-properties officeooo:rsid="001f6faa" officeooo:paragraph-rsid="001f6faa"/>
    </style:style>
    <style:style style:name="P48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15394" officeooo:paragraph-rsid="00215394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3b41a" officeooo:paragraph-rsid="0023b41a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fo:background-color="transparent"/>
      <style:text-properties fo:font-size="12pt" officeooo:rsid="00254ea3" officeooo:paragraph-rsid="00254ea3" style:font-size-asian="12pt" style:font-size-complex="12pt"/>
    </style:style>
    <style:style style:name="P51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.74mm" style:auto-text-indent="false" style:page-number="auto" fo:background-color="transparent"/>
      <style:text-properties fo:font-size="12pt" officeooo:rsid="00215394" officeooo:paragraph-rsid="00215394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0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2pt" style:text-underline-style="none" officeooo:rsid="003f6276" officeooo:paragraph-rsid="003f6276" style:font-size-asian="12pt" style:font-size-complex="12pt"/>
    </style:style>
    <style:style style:name="P53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50%" fo:text-indent="7mm" style:auto-text-indent="false" style:page-number="auto" fo:background-color="transparent"/>
      <style:text-properties fo:font-size="12pt" officeooo:rsid="0023b41a" officeooo:paragraph-rsid="0023b41a" style:font-size-asian="12pt" style:font-size-complex="12pt"/>
    </style:style>
    <style:style style:name="P54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style:page-number="auto" fo:background-color="transparent"/>
      <style:text-properties style:font-name="Times New Roman" officeooo:rsid="0038741f" officeooo:paragraph-rsid="0038741f"/>
    </style:style>
    <style:style style:name="P55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8741f" officeooo:paragraph-rsid="0038741f"/>
    </style:style>
    <style:style style:name="P56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a745e" officeooo:paragraph-rsid="003a745e"/>
    </style:style>
    <style:style style:name="P57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e111b" officeooo:paragraph-rsid="003e111b"/>
    </style:style>
    <style:style style:name="P58" style:family="paragraph" style:parent-style-name="Text_20_body">
      <loext:graphic-properties draw:fill="none"/>
      <style:paragraph-properties fo:margin-left="0mm" fo:margin-right="0mm" fo:margin-top="0mm" fo:margin-bottom="2.47mm" loext:contextual-spacing="false" fo:line-height="115%" fo:text-indent="6.24mm" style:auto-text-indent="false" fo:background-color="transparent"/>
      <style:text-properties style:font-name="Times New Roman" officeooo:rsid="003f6276" officeooo:paragraph-rsid="003f6276"/>
    </style:style>
    <style:style style:name="P59" style:family="paragraph" style:parent-style-name="Text_20_body" style:master-page-name="">
      <loext:graphic-properties draw:fill="none"/>
      <style:paragraph-properties fo:margin-left="0mm" fo:margin-right="0mm" fo:margin-top="0mm" fo:margin-bottom="2.47mm" loext:contextual-spacing="false" fo:line-height="115%" fo:text-indent="7.2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officeooo:rsid="003e111b" officeooo:paragraph-rsid="003e111b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1c134a" officeooo:paragraph-rsid="001c134a"/>
    </style:style>
    <style:style style:name="P63" style:family="paragraph" style:parent-style-name="Heading_20_1">
      <style:text-properties officeooo:rsid="00215394" officeooo:paragraph-rsid="00215394"/>
    </style:style>
    <style:style style:name="P64" style:family="paragraph" style:parent-style-name="Heading_20_1">
      <style:text-properties officeooo:rsid="002702b2" officeooo:paragraph-rsid="002702b2"/>
    </style:style>
    <style:style style:name="P65" style:family="paragraph" style:parent-style-name="Heading_20_2">
      <style:text-properties officeooo:rsid="002702b2" officeooo:paragraph-rsid="00291636"/>
    </style:style>
    <style:style style:name="P66" style:family="paragraph" style:parent-style-name="Heading_20_2">
      <style:text-properties officeooo:rsid="003e111b" officeooo:paragraph-rsid="003e111b"/>
    </style:style>
    <style:style style:name="P67" style:family="paragraph" style:parent-style-name="Heading_20_3">
      <style:text-properties officeooo:rsid="0033f4f1" officeooo:paragraph-rsid="0033f4f1"/>
    </style:style>
    <style:style style:name="P68" style:family="paragraph" style:parent-style-name="Heading_20_3">
      <style:text-properties officeooo:rsid="0034146d" officeooo:paragraph-rsid="0034146d"/>
    </style:style>
    <style:style style:name="P69" style:family="paragraph" style:parent-style-name="Heading_20_3">
      <style:text-properties officeooo:rsid="0038741f" officeooo:paragraph-rsid="0038741f"/>
    </style:style>
    <style:style style:name="P70" style:family="paragraph" style:parent-style-name="Heading_20_3">
      <style:text-properties officeooo:rsid="003f6276" officeooo:paragraph-rsid="003f6276"/>
    </style:style>
    <style:style style:name="P71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T1" style:family="text">
      <style:text-properties officeooo:rsid="00187737"/>
    </style:style>
    <style:style style:name="T2" style:family="text">
      <style:text-properties officeooo:rsid="001e1b6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f6faa" style:font-size-asian="14pt" style:font-size-complex="14pt"/>
    </style:style>
    <style:style style:name="T5" style:family="text">
      <style:text-properties officeooo:rsid="00226827"/>
    </style:style>
    <style:style style:name="T6" style:family="text">
      <style:text-properties officeooo:rsid="00254ea3"/>
    </style:style>
    <style:style style:name="T7" style:family="text">
      <style:text-properties officeooo:rsid="00293b45"/>
    </style:style>
    <style:style style:name="T8" style:family="text">
      <style:text-properties officeooo:rsid="002a10b0"/>
    </style:style>
    <style:style style:name="T9" style:family="text">
      <style:text-properties officeooo:rsid="002a8bf9"/>
    </style:style>
    <style:style style:name="T10" style:family="text">
      <style:text-properties officeooo:rsid="002b6e7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1fee8" style:font-weight-asian="bold" style:font-weight-complex="bold"/>
    </style:style>
    <style:style style:name="T13" style:family="text">
      <style:text-properties officeooo:rsid="0030c1bf"/>
    </style:style>
    <style:style style:name="T14" style:family="text">
      <style:text-properties officeooo:rsid="0030e1c4"/>
    </style:style>
    <style:style style:name="T15" style:family="text">
      <style:text-properties officeooo:rsid="0031fee8"/>
    </style:style>
    <style:style style:name="T16" style:family="text">
      <style:text-properties officeooo:rsid="0037821d"/>
    </style:style>
    <style:style style:name="T17" style:family="text">
      <style:text-properties officeooo:rsid="00382fdb"/>
    </style:style>
    <style:style style:name="T18" style:family="text">
      <style:text-properties officeooo:rsid="00392ecc"/>
    </style:style>
    <style:style style:name="T19" style:family="text">
      <style:text-properties officeooo:rsid="003c6db3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И НАУКИ РФ</text:p>
      <text:p text:style-name="P3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«Московский Авиационный Институт»</text:p>
      <text:p text:style-name="P4"/>
      <text:p text:style-name="P4"/>
      <text:p text:style-name="P4">РЕФЕРАТ</text:p>
      <text:p text:style-name="P5">по дисциплине: «<text:span text:style-name="T1">Фундаментальная информатика и вычислительная система» </text:span><text:s/></text:p>
      <text:p text:style-name="P6">на тему: «Семантический анализ: анализ тональностей»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М80-107Б-18</text:p>
      <text:p text:style-name="P7">Шичко Алексей Игоревич</text:p>
      <text:p text:style-name="P7"/>
      <text:p text:style-name="P7">Проверила преподаватель:</text:p>
      <text:p text:style-name="P7">Аспирант кафедры 806</text:p>
      <text:p text:style-name="P7">Ридли Александра Николаевна</text:p>
      <text:p text:style-name="P7"/>
      <text:p text:style-name="P7"/>
      <text:p text:style-name="P7"/>
      <text:p text:style-name="P8">Москва</text:p>
      <text:p text:style-name="P8">2018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0">Table of Contents</text:p>
          </text:index-title>
          <text:p text:style-name="P72"><text:a xlink:type="simple" xlink:href="#__RefHeading___Toc247_2798732080" text:style-name="Index_20_Link" text:visited-style-name="Index_20_Link">1. Введение<text:tab/>3</text:a></text:p>
          <text:p text:style-name="P72"><text:a xlink:type="simple" xlink:href="#__RefHeading___Toc301_2798732080" text:style-name="Index_20_Link" text:visited-style-name="Index_20_Link">2. План работы<text:tab/>4</text:a></text:p>
          <text:p text:style-name="P72"><text:a xlink:type="simple" xlink:href="#__RefHeading___Toc303_2798732080" text:style-name="Index_20_Link" text:visited-style-name="Index_20_Link">3. Выполнение работы<text:tab/>5</text:a></text:p>
          <text:p text:style-name="P61"><text:a xlink:type="simple" xlink:href="#__RefHeading___Toc305_2798732080" text:style-name="Index_20_Link" text:visited-style-name="Index_20_Link">3.1 Получение данных из steam<text:tab/>5</text:a></text:p>
          <text:p text:style-name="P71"><text:a xlink:type="simple" xlink:href="#__RefHeading___Toc416_2798732080" text:style-name="Index_20_Link" text:visited-style-name="Index_20_Link">3.1.1 Нахождение страниц с играми<text:tab/>5</text:a></text:p>
          <text:p text:style-name="P71"><text:a xlink:type="simple" xlink:href="#__RefHeading___Toc418_2798732080" text:style-name="Index_20_Link" text:visited-style-name="Index_20_Link">3.1.2 Выуживание комментариев<text:tab/>6</text:a></text:p>
          <text:p text:style-name="P71"><text:a xlink:type="simple" xlink:href="#__RefHeading___Toc420_2798732080" text:style-name="Index_20_Link" text:visited-style-name="Index_20_Link">3.1.3 Нахождения текста комментария и информации о пользователе<text:tab/>7</text:a></text:p>
          <text:p text:style-name="P61"><text:a xlink:type="simple" xlink:href="#__RefHeading___Toc422_2798732080" text:style-name="Index_20_Link" text:visited-style-name="Index_20_Link">3.2 Обработка полученных данных<text:tab/>7</text:a></text:p>
          <text:p text:style-name="P71"><text:a xlink:type="simple" xlink:href="#__RefHeading___Toc424_2798732080" text:style-name="Index_20_Link" text:visited-style-name="Index_20_Link">3.2.1 Разбиение комментариев на фичи, обработка артефактов.<text:tab/>7</text:a></text:p>
        </text:index-body>
      </text:table-of-content>
      <text:p text:style-name="P9"><text:line-break/></text:p>
      <text:p text:style-name="P10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62" text:outline-level="1"><text:bookmark-start text:name="__RefHeading___Toc247_2798732080"/>1. Введение<text:bookmark-end text:name="__RefHeading___Toc247_2798732080"/></text:h>
      <text:p text:style-name="P40"/>
      <text:p text:style-name="P42">Актуальность анализа текста на сегодняшний день обусловлена несколькими факторами: </text:p>
      <text:p text:style-name="P43">1 - для многих исследований надо проанализировать большое количество данных, и делать это всё руками, без помощью автомата будет очень громоздким и трудоёмким процессом.</text:p>
      <text:p text:style-name="P43">2 – <text:span text:style-name="T2">работа с клиентами или поддержания определённого состояния общения в комьюнити требует большое количество человеческого факторами</text:span></text:p>
      <text:p text:style-name="P44">3 – улучшение сервиса, автоматический сбор и анализ данных, получение фидбека даже если человек явно ничего не произносил</text:p>
      <text:p text:style-name="P45"><text:span text:style-name="T3">Как раз NLP совместно Machine\Deep Learning позволяют избавится от проблем с поиском большого числа консультантов, секретарей, диспетчеров, операторов и т.п.</text:span></text:p>
      <text:p text:style-name="P46"><text:span text:style-name="T3">Возьмём для чистоты следующий пример: </text:span></text:p>
      <text:p text:style-name="P46"><text:span text:style-name="T3">Интернет магазин подарочных вещей имеет неплохой зароботок, но руководитель проекта хочет получать ещё больше. Где мож</text:span><text:span text:style-name="T4">но достать дополнительный зароботок? У магазина сидят два – три оператора каждые сутки и помогают клиентам. Как вариант – заменить трёх операторов на одного программиста, который напишет софт для автоматического анализа запросов пользователей и поиска по сайту. Т.е. если пользователь пишет “Что подарить бабушке?” система может сделать поиск по тегам, комментариям, рейтингу и т.д. Для полноты системы программист может ввести систему отзывов для поддержания своей модели “в форме”.</text:span></text:p>
      <text:p text:style-name="P47"><text:span text:style-name="T3">Очевидно что компания явно выигрывает от снижения штата и автоматизации монотонного процесса.</text:span></text:p>
      <text:p text:style-name="P47"><text:soft-page-break/><text:span text:style-name="T3">Заметим, что это только единичный пример в конкретной отрасли, такого рода требования можно встретить повсюду, и каждая компания пытается найти свою выгоду.</text:span></text:p>
      <text:p text:style-name="P9"/>
      <text:h text:style-name="P63" text:outline-level="1"><text:bookmark-start text:name="__RefHeading___Toc301_2798732080"/>2. План работы<text:bookmark-end text:name="__RefHeading___Toc301_2798732080"/></text:h>
      <text:p text:style-name="P53">Программу для обработки я пишу на интерпретируемом языке Python. Причины данного выбора: прост в освоении, достаточно библиотек подходящих к самым разным задачам.</text:p>
      <text:p text:style-name="P51">Анализ данных буду проводить с помощью машинного обучение (Machine Learning – ML). Для того чтобы показать основы будут использоваться комментарии с игровой платформы Steam ( Steam площадка где можно разместить и купить игру, так же оставить отзывы об игре и поделиться впечатлениями )</text:p>
      <text:p text:style-name="P48">Для построения исходных данных есть два подхода: 1 – достать много игр и комментарий к ним, затем передать на конвейер для модели и обрабатывать; как исход, много слов, много оценок и, можно сказать, готовый датасет. 2 – ограничить количество комментариев, затем провести <text:span text:style-name="T5">аугментацию ( каждое слово можно разбить на морфемы, отнести к определённой лексической группе и разными способами добавить признаков к одному слову )</text:span></text:p>
      <text:p text:style-name="P49">В данном исследовании я выбрал первый способ, т.к. он более прост в реализации неопытному программисту.</text:p>
      <text:p text:style-name="P49">О том как получить комментарии из игр в большом количестве – я использова<text:span text:style-name="T6">л библиотеку для python’a – scrapy. Данная библиотека упрощает переход с одной страницы на другую и получение из неё определённых классов и тэгов ( об этом позже ). После настройки скрапи я перехожу по популярным тегам игр → по каждому из тегов выбираю перехожу во все игры на всех страницах тега → в каждой игре обрабатываю комментарии</text:span></text:p>
      <text:p text:style-name="P50">После того как работа с получением и обработкой данных законченна я создаю датасет из комментариев как разряженную матрицу и передаю её на “съедение” модели опорных векторов с линейным ядром. О модели и как всё это создаётся позже будет в соответству</text:p>
      <text:p text:style-name="P9"/>
      <text:p text:style-name="P9"/>
      <text:h text:style-name="P64" text:outline-level="1"><text:bookmark-start text:name="__RefHeading___Toc303_2798732080"/><text:soft-page-break/>3. Выполнение работы<text:bookmark-end text:name="__RefHeading___Toc303_2798732080"/></text:h>
      <text:h text:style-name="P65" text:outline-level="2"><text:bookmark-start text:name="__RefHeading___Toc305_2798732080"/>3.1 Получение данных из steam<text:bookmark-end text:name="__RefHeading___Toc305_2798732080"/></text:h>
      <text:h text:style-name="P67" text:outline-level="3"><text:bookmark-start text:name="__RefHeading___Toc416_2798732080"/>3.1.1 Нахождение страниц с играми<text:bookmark-end text:name="__RefHeading___Toc416_2798732080"/></text:h>
      <text:p text:style-name="P33"><text:span text:style-name="T7">Стояла задача получить данные любого рода, чтобы поиграться с ними и попробовать классифицировать. Изначально планировалось обратиться к API твиттера, но мою заявку не подтвердили и никакого доступа к нему не было. Тут я решил что игры, как искусство, ничуть не уступает каким-то политическим событиям и сериалам и подумал это будет хорошей идеей.</text:span></text:p>
      <text:p text:style-name="P33"/>
      <text:p text:style-name="P22">Настраиваем скрапи на <text:span text:style-name="T8">определённый таймаут</text:span>, чтобы он не слишком часто делал запросы к сайту ( чтобы не получить перма бан по айпи за дудос ). <text:span text:style-name="T8">Включаем кжширование сайтов, чтобы не было слишком частых запросов.</text:span></text:p>
      <text:p text:style-name="P22"/>
      <text:p text:style-name="P23">В скрапи весь интерфейс построен на так называемых “пауках”. В скрипте паука я прописываю страницу старта и правила переходов. В правилах переходов есть несколько опций: </text:p>
      <text:list xml:id="list4146480043" text:style-name="L1">
        <text:list-item>
          <text:p text:style-name="P25">Имя паука – для того чтобы его можно было вызвать из командной строки</text:p>
        </text:list-item>
        <text:list-item>
          <text:p text:style-name="P24">Выбирать по какому селектору* будем выбирать линк по которому перейдём</text:p>
        </text:list-item>
        <text:list-item>
          <text:p text:style-name="P24">Указываем функцию, которая будет обрабатывать ответ сервера</text:p>
        </text:list-item>
        <text:list-item>
          <text:p text:style-name="P24">Если надо, пишем регулярные выражения по которым наш паук будет переходить\не будет переходить</text:p>
        </text:list-item>
        <text:list-item>
          <text:p text:style-name="P27">Задаём разрешённые сайты для переходов ( обойдёмся без редиректов ) </text:p>
        </text:list-item>
      </text:list>
      <text:p text:style-name="P23">Что бы всё это прошло успешно, нужно собственными ручками пощупать html содержимое страницы и посмотреть какие теги ведут меня к моей цели, и какого формата линки мне могут встретиться.</text:p>
      <text:p text:style-name="P28">В данном случае мой стартовый <text:span text:style-name="T10">url</text:span> – <text:a xlink:type="simple" xlink:href="https://store.steampowered.com/games/" text:style-name="Internet_20_link" text:visited-style-name="Visited_20_Internet_20_Link">https://store.steampowered.com/games/</text:a>, </text:p>
      <text:p text:style-name="P26">разрешённый домен – store.steampowered.com</text:p>
      <text:p text:style-name="P29">В качестве link extractor’a используем LxmlLinkExtractor который нам поставляет скрапи ( это наиболее распространённая форма + она встроенна в скрапи и ненадо выдумывать велосипед ). Далее предстоит сделать выбор селектора по html тэгам: xpath или css селектор. </text:p>
      <text:p text:style-name="P29">Кратко по ним:</text:p>
      <text:list xml:id="list3406132894" text:style-name="L2">
        <text:list-item>
          <text:p text:style-name="P30"><text:soft-page-break/>xpath – более гибкий и предоставляет более широкий функционал по выбору различных тегов</text:p>
        </text:list-item>
        <text:list-item>
          <text:p text:style-name="P30">css селектор – простой. <text:span text:style-name="T13">структура тэг.класс#айди</text:span></text:p>
        </text:list-item>
      </text:list>
      <text:p text:style-name="P31">Порывшись в html структуре стартовой страницы видим следующие признаки:</text:p>
      <text:list xml:id="list3912870547" text:style-name="L3">
        <text:list-item>
          <text:p text:style-name="P20"><text:span text:style-name="T11">Популярные теги</text:span> имеют тэг div с классом content_popular_tags с линком внутри их</text:p>
        </text:list-item>
        <text:list-item>
          <text:p text:style-name="P20">Внутри страницы с конкретным тегом видим что <text:span text:style-name="T11">стрелочка с линком на следующую страницу</text:span> имеет тэг a с классом pagebtn</text:p>
        </text:list-item>
        <text:list-item>
          <text:p text:style-name="P21">На каждой из страниц с тэгами видим что <text:span text:style-name="T11">игр</text:span><text:span text:style-name="T12">ы которые нам подходят </text:span>представлен<text:span text:style-name="T15">ы</text:span> в большой коробке с тэгом div и айди <text:span text:style-name="T14">search_result_container</text:span></text:p>
        </text:list-item>
      </text:list>
      <text:p text:style-name="P34">Видим что ничего сложного нет, поэтому <text:span text:style-name="T16">используем</text:span> css селектор для выбора подходящего линка. После обращения к каждой игре получаем html страницы с игрой (которых к слову 11.5к)</text:p>
      <text:p text:style-name="P32"/>
      <text:h text:style-name="P68" text:outline-level="3"><text:bookmark-start text:name="__RefHeading___Toc418_2798732080"/>3.1.2 Выуживание комментариев<text:bookmark-end text:name="__RefHeading___Toc418_2798732080"/></text:h>
      <text:p text:style-name="P35">Казалось бы, зная что такое css селекторы и xpath легко получить любую информацию со страницы. </text:p>
      <text:p text:style-name="P36">Я долго не понимал, почему я вижу комментарии на странице игры, а мой паук не видит. В чём подвох? <text:span text:style-name="T17">Ответ: для того чтобы не нагружать пользовательский трафик, стим подгружает комменты только когда ты доскролишь до них, иначе их просто нет на странице. Делается это путём AJAX запроса, в ответ на него возвращается json объект, с двумя полями: success и html. </text:span></text:p>
      <text:p text:style-name="P38">Узнав про такую систему ( всё чаще и чаще используется на самых разных страницах ), я полез узнавать где этот запрос можно проследить. В инспекторе на странице с игрой я нашёл нужный мне запрос, вот его пример: <text:a xlink:type="simple" xlink:href="https://store.steampowered.com/appreviews/%25s?start_offset=0&amp;day_range=30&amp;start_date=-1&amp;end_date=-1&amp;date_range_type=all&amp;filter=summary&amp;language=russian&amp;l=russian&amp;review_type=all&amp;purchase_type=all&amp;review_beta_enabled=1" text:style-name="Internet_20_link" text:visited-style-name="Visited_20_Internet_20_Link">https://store.steampowered.com/appreviews/%s?start_offset=0&amp;day_range=30&amp;start_date=-1&amp;end_date=-1&amp;date_range_type=all&amp;filter=summary&amp;language=russian&amp;l=russian&amp;review_type=all&amp;purchase_type=all&amp;review_beta_enabled=1</text:a> ( в реале он немного больше т.к. в нём указанно кол-во возвращаемых комментариев, но для симулирования изощрятся не надо ), в этой строчке %s символизирует id игры, к которой я хочу получить комменты. </text:p>
      <text:p text:style-name="P39">Таким образом, переходя на страницу с игрой, я из возвращаемого объекта нахожу айди игры, и по этому айди конструирую следующий запрос уже к комментариям.</text:p>
      <text:p text:style-name="P39">На выходе получаю json из которого я беру html значения и перевожу его в селектор для дальнейшего извлечения</text:p>
      <text:h text:style-name="P69" text:outline-level="3"><text:bookmark-start text:name="__RefHeading___Toc420_2798732080"/><text:soft-page-break/>3.1.3 Нахождения текста комментария и информации о пользователе<text:bookmark-end text:name="__RefHeading___Toc420_2798732080"/></text:h>
      <text:p text:style-name="P54">Повторяем цикл – смотрим структуру сайта → пытаемся провести аналогию у себя в коде.</text:p>
      <text:p text:style-name="P55">В подгружаемых комментариях есть много блоков – полезные, последние, случайные и т.п., из которых мне нужны только первые. Эти “полезные” комментарии находятся в div’e с классом review_box, но загвоздка в том, что ненужные мне комментарии находятся в теге с похожим классом. Тут на помощь приходит xpath селектор. В нём легко указать регулярное выражение, которому должен соответствовать класс, я составил следующее “\Areview_box\s*\Z” ( здесь \A означет начало <text:span text:style-name="T18">строки</text:span>, <text:span text:style-name="T18">review_box – текст который должен присутствовать в названии класса, \s* - любое количество пробелов, \Z – конец строки ). По данному селектору нашёл все полезные обзоры на игру. Далее…</text:span></text:p>
      <text:p text:style-name="P56">В каждом обзоре, с помощью регулярных выражений для выуживания чисел, с помощью внутренних функций питона для работы со строками, с помощью xpath и css селекторов и, в конце концов, с божьей помощью, я собираю всю нужную информацию о комментаторах и их отзывах.</text:p>
      <text:p text:style-name="P56">Дабы не потерять всё что я тут напарсил, использую инструмент для сохранения данных в csv таблицу ( удобно потом в любой программе открыть и посмотреть ) одна легко устранимая проблема - <text:span text:style-name="T19">\n в комментарии, его заменяю на {n}, переводя в одну строчку.</text:span></text:p>
      <text:p text:style-name="P57">На выходе получаем таблицу csv с нужными данными, и больше не возвращаемся к парсингу <text:s/>steam’a, пусть отдыхает</text:p>
      <text:p text:style-name="P57">( одна из причин по которой я начал сохранять данные в файл – слишком долгое время получение комментариев раз за разом ) <text:s/></text:p>
      <text:p text:style-name="P58">P.S. На данный момент я дополнительно написал файл utils.py который позволяет быстро писать файлы как html так и txt формата. Причина – обычно это занимает много строк кода: проверка существуют ли родительские дирректории, проверка существует ли файл, выбор записи текста ( w ) или последовательности битов ( wb ). А так занимает одну строчку - ut.write_html(self.dest + "comments.html", data['html'])</text:p>
      <text:h text:style-name="P66" text:outline-level="2"><text:bookmark-start text:name="__RefHeading___Toc422_2798732080"/>3.2 Обработка полученных данных<text:bookmark-end text:name="__RefHeading___Toc422_2798732080"/></text:h>
      <text:p text:style-name="P59">После того как протестировали нормальное сохранение полученных данных, создаём скрипт main.py который будет управлять всем выполнением программы, и стыковкой его модулей.</text:p>
      <text:p text:style-name="P52"><text:tab/>Запуская main.py с флагом -crawl мы заново проходимся по всем играм и создаём новую таблицу</text:p>
      <text:h text:style-name="P70" text:outline-level="3"><text:bookmark-start text:name="__RefHeading___Toc424_2798732080"/>3.2.1 Разбиение комментариев на фичи, обработка артефактов.<text:bookmark-end text:name="__RefHeading___Toc424_2798732080"/></text:h>
      <text:p text:style-name="P41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">стим – <text:span text:style-name="T9">( </text:span>steam <text:span text:style-name="T9">) площадка для торговли играми </text:span></text:p>
      <text:p text:style-name="P13">питон – интерпретируемый язык программирования python</text:p>
      <text:p text:style-name="P14">скрапи – библиотека для питона scrapy</text:p>
      <text:p text:style-name="P16">таймаут – <text:span text:style-name="T9">( timeout )</text:span>какое-то время когда программа бездействует</text:p>
      <text:p text:style-name="P15">бан, забанить – <text:span text:style-name="T9">( ban )</text:span> ограничение доступа к ресурсу</text:p>
      <text:p text:style-name="P16">айпи – <text:span text:style-name="T9">( </text:span>IP <text:span text:style-name="T9">)</text:span> сетевой адресс узла</text:p>
      <text:p text:style-name="P16">дудос – <text:span text:style-name="T9">( Ddos ) </text:span>хакерская атака с целью довести систему до отказа обычным пользователям</text:p>
      <text:p text:style-name="P17">линк - ( link ) ссылка на странцу</text:p>
      <text:p text:style-name="P18">айди - ( id ) уникальный идентификатор</text:p>
      <text:p text:style-name="P19">коммент - ( comment ) комментарий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40:01.956389556</meta:creation-date>
    <dc:date>2018-11-28T00:08:45.350733028</dc:date>
    <meta:editing-duration>PT4H11M46S</meta:editing-duration>
    <meta:editing-cycles>41</meta:editing-cycles>
    <meta:generator>LibreOffice/6.0.6.2$Linux_X86_64 LibreOffice_project/00m0$Build-2</meta:generator>
    <meta:document-statistic meta:table-count="0" meta:image-count="0" meta:object-count="0" meta:page-count="8" meta:paragraph-count="94" meta:word-count="1539" meta:character-count="10598" meta:non-whitespace-character-count="9117"/>
  </office:meta>
</office:document-meta>
</file>